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e" svg:font-family="Consol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language="cs" fo:country="CZ" officeooo:rsid="000490d2" officeooo:paragraph-rsid="000490d2" style:font-size-asian="10.5pt" style:font-weight-asian="normal"/>
    </style:style>
    <style:style style:name="P2" style:family="paragraph" style:parent-style-name="Heading">
      <style:text-properties fo:language="cs" fo:country="CZ"/>
    </style:style>
    <style:style style:name="P3" style:family="paragraph" style:parent-style-name="Heading">
      <style:paragraph-properties fo:text-align="justify" style:justify-single-word="false"/>
      <style:text-properties fo:language="cs" fo:country="CZ" officeooo:rsid="000d279f" officeooo:paragraph-rsid="000d279f"/>
    </style:style>
    <style:style style:name="P4" style:family="paragraph" style:parent-style-name="Heading">
      <style:paragraph-properties fo:text-align="justify" style:justify-single-word="false"/>
      <style:text-properties fo:language="cs" fo:country="CZ" officeooo:rsid="000b4796" officeooo:paragraph-rsid="000d279f"/>
    </style:style>
    <style:style style:name="P5" style:family="paragraph" style:parent-style-name="Heading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  <style:text-properties fo:language="cs" fo:country="CZ" officeooo:rsid="00074423" officeooo:paragraph-rsid="00074423"/>
    </style:style>
    <style:style style:name="P7" style:family="paragraph" style:parent-style-name="Text_20_body">
      <style:paragraph-properties fo:text-align="justify" style:justify-single-word="false"/>
      <style:text-properties fo:language="cs" fo:country="CZ" officeooo:rsid="000b4796" officeooo:paragraph-rsid="000b4796"/>
    </style:style>
    <style:style style:name="P8" style:family="paragraph" style:parent-style-name="Text_20_body">
      <style:paragraph-properties fo:text-align="justify" style:justify-single-word="false"/>
      <style:text-properties fo:language="cs" fo:country="CZ" officeooo:rsid="000b4796" officeooo:paragraph-rsid="000d279f"/>
    </style:style>
    <style:style style:name="P9" style:family="paragraph" style:parent-style-name="Text_20_body">
      <style:paragraph-properties fo:text-align="justify" style:justify-single-word="false"/>
      <style:text-properties fo:language="cs" fo:country="CZ" officeooo:rsid="000f336c" officeooo:paragraph-rsid="0015cd81"/>
    </style:style>
    <style:style style:name="P10" style:family="paragraph" style:parent-style-name="Text_20_body">
      <style:paragraph-properties fo:text-align="justify" style:justify-single-word="false"/>
      <style:text-properties fo:language="cs" fo:country="CZ" officeooo:rsid="00110a02" officeooo:paragraph-rsid="00110a02"/>
    </style:style>
    <style:style style:name="P11" style:family="paragraph" style:parent-style-name="Text_20_body">
      <style:paragraph-properties fo:text-align="justify" style:justify-single-word="false"/>
      <style:text-properties fo:language="cs" fo:country="CZ" officeooo:rsid="001963bb" officeooo:paragraph-rsid="001963bb"/>
    </style:style>
    <style:style style:name="P12" style:family="paragraph" style:parent-style-name="Text_20_body">
      <style:paragraph-properties fo:text-align="justify" style:justify-single-word="false" fo:break-before="page"/>
      <style:text-properties fo:language="cs" fo:country="CZ" officeooo:rsid="00110a02" officeooo:paragraph-rsid="00110a02"/>
    </style:style>
    <style:style style:name="P13" style:family="paragraph" style:parent-style-name="Text_20_body">
      <style:paragraph-properties fo:text-align="justify" style:justify-single-word="false"/>
      <style:text-properties fo:language="cs" fo:country="CZ" officeooo:rsid="00110a02" officeooo:paragraph-rsid="0015cd81"/>
    </style:style>
    <style:style style:name="P14" style:family="paragraph" style:parent-style-name="Text_20_body">
      <style:paragraph-properties fo:text-align="justify" style:justify-single-word="false"/>
      <style:text-properties fo:language="cs" fo:country="CZ" officeooo:rsid="00074423" officeooo:paragraph-rsid="001bcc65"/>
    </style:style>
    <style:style style:name="P15" style:family="paragraph" style:parent-style-name="Text_20_body">
      <style:paragraph-properties fo:text-align="justify" style:justify-single-word="false"/>
      <style:text-properties fo:language="cs" fo:country="CZ" officeooo:rsid="0008e36c" officeooo:paragraph-rsid="001bcc65"/>
    </style:style>
    <style:style style:name="P16" style:family="paragraph" style:parent-style-name="Heading_20_2">
      <style:paragraph-properties fo:text-align="justify" style:justify-single-word="false" fo:break-before="page"/>
      <style:text-properties fo:language="cs" fo:country="CZ"/>
    </style:style>
    <style:style style:name="T1" style:family="text">
      <style:text-properties officeooo:rsid="00085c6c"/>
    </style:style>
    <style:style style:name="T2" style:family="text">
      <style:text-properties officeooo:rsid="0008e36c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08e36c"/>
    </style:style>
    <style:style style:name="T5" style:family="text">
      <style:text-properties style:text-position="super 58%" officeooo:rsid="000d279f"/>
    </style:style>
    <style:style style:name="T6" style:family="text">
      <style:text-properties style:text-position="super 58%" officeooo:rsid="00110a02"/>
    </style:style>
    <style:style style:name="T7" style:family="text">
      <style:text-properties officeooo:rsid="0009f8b0"/>
    </style:style>
    <style:style style:name="T8" style:family="text">
      <style:text-properties officeooo:rsid="000d279f"/>
    </style:style>
    <style:style style:name="T9" style:family="text">
      <style:text-properties officeooo:rsid="00110a02"/>
    </style:style>
    <style:style style:name="T10" style:family="text">
      <style:text-properties officeooo:rsid="0012cf41"/>
    </style:style>
    <style:style style:name="T11" style:family="text">
      <style:text-properties style:font-name="Console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bcc65" style:font-style-asian="italic" style:font-style-complex="italic"/>
    </style:style>
    <style:style style:name="T14" style:family="text">
      <style:text-properties officeooo:rsid="001b5821"/>
    </style:style>
    <style:style style:name="T15" style:family="text">
      <style:text-properties officeooo:rsid="001bcc65"/>
    </style:style>
    <style:style style:name="T16" style:family="text">
      <style:text-properties fo:font-style="normal" officeooo:rsid="001bcc65" style:font-style-asian="normal" style:font-style-complex="normal"/>
    </style:style>
    <style:style style:name="T17" style:family="text">
      <style:text-properties style:font-name="Console" fo:font-style="normal" officeooo:rsid="001bcc65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ysoké učení technické v Brně</text:p>
      <text:p text:style-name="P1">Fakulta Informačních Technologií</text:p>
      <text:p text:style-name="P1"/>
      <text:p text:style-name="P1">Dokumentace k projektu pro předmět ISA</text:p>
      <text:p text:style-name="P1">Ircbot</text:p>
      <text:p text:style-name="P1">20. listopadu 2014</text:p>
      <text:p text:style-name="P1">Autor: Josef Karásek, <text:a xlink:type="simple" xlink:href="mailto:xkaras27@stud.fit.vutbr.cz">xkaras27@stud.fit.vutbr.cz</text:a></text:p>
      <text:p text:style-name="P1">Fakulta Informačních Technologií</text:p>
      <text:p text:style-name="P1">Vysoké učení technické v Brně</text:p>
      <text:h text:style-name="P16" text:outline-level="2">Úvod</text:h>
      <text:p text:style-name="P14">Tento manuál popisuje jednoduchý IRC bot, <text:span text:style-name="T2">tedy</text:span> program <text:span text:style-name="T15">zpracovávající</text:span> data z IRC serveru. Tato data jsou programem vyhodnocována a pokud nastane určitá událost, program zaznamená <text:span text:style-name="T7">zprávu</text:span> pomocí logovací služby SYSLOG. <text:span text:style-name="T2">Popisovaný program byl napsán jako projekt předmětu ISA na FIT VUT v Brně.</text:span></text:p>
      <text:p text:style-name="P5">IRC<text:span text:style-name="T4">1</text:span></text:p>
      <text:p text:style-name="P6">Protokol pro textovou komunikaci mezi procesy. Jelikož se jedná o textová data, je tento protokol používán pro tvorbu programů <text:span text:style-name="T2">používaných</text:span> lid<text:span text:style-name="T2">mi</text:span> ke komunikaci. Každá zpráva obsahuje text a metadata o zdroji zprávy, <text:span text:style-name="T1">ukončením jedné zprávy je pak znak konce řádku. Proto se IRC klient někdy nazývá řádkový. IRC služba funguje z pravidla na portu 6667 TCP protokolu.</text:span></text:p>
      <text:p text:style-name="P5">Syslog<text:span text:style-name="T3">2</text:span></text:p>
      <text:p text:style-name="P15">Protokol popisující <text:span text:style-name="T7">funkce které logovací server musí implementovat a</text:span> <text:span text:style-name="T7">formát logovacích zpráv na unix-like systémech. Služba SYSLOG pracuje na portu 514, nejčastěji UDP, ale mnoho existujících implementací podporuje i TCP komunikaci.</text:span></text:p>
      <text:p text:style-name="P3">Sokety</text:p>
      <text:p text:style-name="P7">Síťová komunikace je aplikacím nejčastěji zprostředkována pomocí socketů. Sockets API je knihovna zaobalující služby TCP/IP, což vytváří abstrakci nad nízko-úrovňovými operacemi. Knihovna je nejčastěji součástí operačního systému a její funkce jsou využívány skrze systémová volání.</text:p>
      <text:p text:style-name="P4">Návrh</text:p>
      <text:p text:style-name="P8">Program je navrhnut s ohledem na <text:span text:style-name="T8">využívání nízko-úrovňových prostředků, ale pro zjednodušení práce a snížení chybovosti je přidána další vrstva abstrakce. A to použitím objektového návrhového vzoru Wrapper Facade</text:span><text:span text:style-name="T5">3</text:span><text:span text:style-name="T8">. Síťové operace jsou zapouzdřeny v třídách, což je Wrapper část. Facade část vzoru je vytvoření veřejně přístupných metod, které definují jednoznačného a transparentního rozhraní pro práci se sockety. Výsledkem je zjednodušené použití jednotlivých systémových volání a snížení rizika zavedení chyb do programu. Například při vytvoření objektu zapouzdřujícího TCP komunikaci je, jak je v objektově orientovaných jazycích zvykem, volán konstruktor – ten zajistí alokaci potřebných prostředků a také inicializaci potřebných datových struktur. Programátor využívající tuto abstrakci nemusí například pamatovat na volání memset() pro inicializaci každé struktury nebo volání close() po ukončení komunikace. </text:span></text:p>
      <text:p text:style-name="P9">Implementace socketů se na různých operačních systémech liší. Například na Unix-like systémech je socket reprezentován jako file descriptor, <text:span text:style-name="T9">tedy signed int.</text:span> <text:span text:style-name="T9">Z</text:span>atímco <text:span text:style-name="T10">ve WinSock systémů Windows</text:span> je reprezentován jako <text:span text:style-name="T9">unsigned int, makrem maskovaný na SOCKET</text:span><text:span text:style-name="T6">4</text:span><text:span text:style-name="T9">. To vnáší jistou nekompatibilitu při kontrole vytvoření socketu, kdy se v prostředí unix porovnává file descriptor na hodnotu menší než 0, </text:span><text:soft-page-break/><text:span text:style-name="T9">tedy indikátor chyby. Pro limitovanou přenositelnost je ve WinSock chybový stav definován jako bitová negace nuly. Tohle je nicméně pouze demonstrace limitů přenositelnosti aplikací mezi platformami. V praxi se často při psaní multiplatformní aplikací využívajících sockety spoléhá na preprocesor a zdrojový soubor tak obsahuje kód pro více platforem, pro které se pak musí specificky kompilovat.</text:span></text:p>
      <text:p text:style-name="P13">Tyto informace byly známy již při návrhu aplikace a výsledný model s nimi koresponduje. Sada základních operací, které musí každá implementace vzoru Wrapper Facade obsahovat, je deklarována v čistě virtuální třídě a tu jednotlivé, platformově závislé implementace definují. V případě této aplikace je třeba TCP plně duplexní spojení pro komunikaci s IRC serverem a half-duplexní UDP spojení pro komunikaci se Syslog serverem. Třída SocketNetworkService deklaruje metody, jež třídy, které ji rozšiřují, musí implementovat. Tyto třídy jsou UnixTCPService pro TCP komunikaci a UnixUDPService pro UDP komunikaci. Diagram tříd je dostupný v příloze A. <text:span text:style-name="T15">Dále je součástí programu objekt výjimky </text:span><text:span text:style-name="T17">NetworkException</text:span><text:span text:style-name="T15">, která je po</text:span></text:p>
      <text:p text:style-name="P2">Implementace</text:p>
      <text:p text:style-name="P11">Funkce main se nachází v souboru <text:span text:style-name="T12">ircbot.cpp</text:span>. Ve stejném souboru je také definice třídy Ircbot, jejíž metoda <text:span text:style-name="T11">run</text:span> řídí běh celého programu. Celé tělo metody run je vnořeno do <text:span text:style-name="T12">try/catch</text:span> bloku. Chyby, které mohou nastat při vytváření spojení nebo během komunikace, jsou detekovány návratovou hodnotou systémového volání nebo informací z IRC serveru. To činí proces distribuce této návratové hodnoty nebo v ideálním případě informace o nastalé chybě velmi složitým. Proto je součástí aplikace výjimka NetworkException, jejíž instance je vytvořena při detekci chyby a propagována přes zásobník volání metod až k metodě run, kde je odchytnuta. <text:span text:style-name="T14">Poté </text:span>jsou dealokovány zdroje a program ukončen s chybovým hlášení vypsaným na stderr a chybovým kódem.</text:p>
      <text:p text:style-name="P12"><text:a xlink:type="simple" xlink:href="http://msdn.microsoft.com/en-us/library/windows/desktop/ms740516(v=vs.85).aspx">http://msdn.microsoft.com/en-us/library/windows/desktop/ms740516(v=vs.85).aspx</text:a></text:p>
      <text:p text:style-name="P10">http://stackoverflow.com/questions/10817252/why-is-invalid-socket-defined-as-0-in-winsock2-h-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e" svg:font-family="Consol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1T20:27:36.942113493</meta:creation-date>
    <dc:date>2014-11-24T12:50:17.340848971</dc:date>
    <meta:editing-duration>PT15H30M23S</meta:editing-duration>
    <meta:editing-cycles>9</meta:editing-cycles>
    <meta:generator>LibreOffice/4.2.7.2$Linux_X86_64 LibreOffice_project/420$Build-2</meta:generator>
    <meta:document-statistic meta:table-count="0" meta:image-count="0" meta:object-count="0" meta:page-count="4" meta:paragraph-count="24" meta:word-count="647" meta:character-count="4775" meta:non-whitespace-character-count="4150"/>
  </office:meta>
</office:document-meta>
</file>